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99" draw:fill-color="#ffffcc" draw:textarea-horizontal-align="justify" draw:textarea-vertical-align="middle" draw:auto-grow-height="false" fo:min-height="7.15cm" fo:min-width="14cm"/>
    </style:style>
    <style:style style:name="gr2" style:family="graphic" style:parent-style-name="standard">
      <style:graphic-properties draw:fill-color="#ff420e" draw:textarea-horizontal-align="justify" draw:textarea-vertical-align="middle" draw:auto-grow-height="false" fo:min-height="1.35cm" fo:min-width="1.7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35cm" fo:min-width="1.7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5cm" svg:height="7.4cm" svg:x="0.6cm" svg:y="3.3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6cm" svg:x="1.8cm" svg:y="2.2cm">
          <text:p text:style-name="P1">ICD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.8cm" svg:y="10cm">
          <text:p text:style-name="P1">ICD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6cm" svg:x="5.1cm" svg:y="2.2cm">
          <text:p text:style-name="P1">ICD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6cm" svg:x="8.4cm" svg:y="2.2cm">
          <text:p text:style-name="P1">ICD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6cm" svg:x="11.6cm" svg:y="2.2cm">
          <text:p text:style-name="P1">ICD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5.1cm" svg:y="10cm">
          <text:p text:style-name="P1">ICD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8.4cm" svg:y="10cm">
          <text:p text:style-name="P1">ICD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1.6cm" svg:y="10cm">
          <text:p text:style-name="P1">ICD4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9cm" svg:y1="3.8cm" svg:x2="2.9cm" svg:y2="10cm">
          <text:p/>
        </draw:line>
        <draw:line draw:style-name="gr5" draw:text-style-name="P6" draw:layer="layout" svg:x1="6.2cm" svg:y1="3.8cm" svg:x2="6.2cm" svg:y2="10cm">
          <text:p/>
        </draw:line>
        <draw:line draw:style-name="gr4" draw:text-style-name="P5" draw:layer="layout" svg:x1="9.5cm" svg:y1="3.8cm" svg:x2="9.5cm" svg:y2="10cm">
          <text:p/>
        </draw:line>
        <draw:line draw:style-name="gr5" draw:text-style-name="P5" draw:layer="layout" svg:x1="12.7cm" svg:y1="3.8cm" svg:x2="12.7cm" svg:y2="10cm">
          <text:p text:style-name="P1"/>
        </draw:line>
        <draw:frame draw:style-name="gr6" draw:text-style-name="P8" draw:layer="layout" svg:width="8.8cm" svg:height="1.4cm" svg:x="4.5cm" svg:y="1.1cm">
          <draw:text-box>
            <text:p text:style-name="P7"><text:span text:style-name="T1">ICD BOARD V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21:31:24.326135779</meta:creation-date>
    <dc:date>2016-02-10T23:09:36.195433230</dc:date>
    <meta:editing-duration>PT23M52S</meta:editing-duration>
    <meta:editing-cycles>4</meta:editing-cycles>
    <meta:generator>LibreOffice/4.4.2.2$Linux_X86_64 LibreOffice_project/40m0$Build-2</meta:generator>
    <meta:document-statistic meta:object-count="14"/>
  </office:meta>
</office:document-meta>
</file>